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1cm" svg:height="8.691cm" svg:x="0.0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43:14.193931866</dc:date>
    <meta:editing-duration>PT3M10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692cm" xlink:href="." xlink:type="simple" chart:class="chart:scatter" chart:style-name="ch1">
        <chart:plot-area chart:style-name="ch2" chart:data-source-has-labels="both" svg:x="0.305cm" svg:y="0.173cm" svg:width="14.682cm" svg:height="8.346cm">
          <chartooo:coordinate-region svg:x="0.847cm" svg:y="0.372cm" svg:width="14.046cm" svg:height="7.94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837513074583992">
                <text:p>0.0837513074583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67355686664631">
                <text:p>0.167355686664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333537493432204">
                <text:p>0.333537493432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15823381635519">
                <text:p>0.415823381635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578063593888943">
                <text:p>0.578063593888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657733293477167">
                <text:p>0.657733293477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8134732861516">
                <text:p>0.8134732861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889270358369855">
                <text:p>0.889270358369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03605401874626">
                <text:p>1.03605401874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10678309848669">
                <text:p>1.10678309848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24229556055662">
                <text:p>1.24229556055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30684120798021">
                <text:p>1.30684120798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42894535926561">
                <text:p>1.42894535926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48628965095479">
                <text:p>1.48628965095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59305983604839">
                <text:p>1.59305983604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64229841826741">
                <text:p>1.64229841826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77240715846243">
                <text:p>1.77240715846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843726303177">
                <text:p>1.843726303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87456397898378">
                <text:p>1.87456397898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92632513359532">
                <text:p>1.92632513359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94715780574632">
                <text:p>1.94715780574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97854466592598">
                <text:p>1.97854466592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98904379073655">
                <text:p>1.98904379073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9956136694969">
                <text:p>1.999561366949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9956136694969">
                <text:p>1.99956136694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98904379073655">
                <text:p>1.98904379073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97854466592598">
                <text:p>1.97854466592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94715780574632">
                <text:p>1.94715780574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92632513359532">
                <text:p>1.92632513359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87456397898378">
                <text:p>1.87456397898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843726303177">
                <text:p>1.843726303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77240715846243">
                <text:p>1.77240715846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64229841826741">
                <text:p>1.64229841826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59305983604839">
                <text:p>1.59305983604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48628965095479">
                <text:p>1.486289650954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42894535926561">
                <text:p>1.42894535926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30684120798021">
                <text:p>1.30684120798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24229556055662">
                <text:p>1.242295560556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10678309848669">
                <text:p>1.10678309848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03605401874626">
                <text:p>1.03605401874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889270358369856">
                <text:p>0.889270358369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813473286151601">
                <text:p>0.813473286151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657733293477167">
                <text:p>0.6577332934771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578063593888944">
                <text:p>0.578063593888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415823381635519">
                <text:p>0.415823381635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333537493432205">
                <text:p>0.333537493432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167355686664631">
                <text:p>0.167355686664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837513074583996">
                <text:p>0.0837513074583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0837513074583982">
                <text:p>-0.0837513074583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16735568666463">
                <text:p>-0.167355686664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333537493432204">
                <text:p>-0.333537493432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415823381635518">
                <text:p>-0.415823381635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578063593888943">
                <text:p>-0.578063593888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657733293477166">
                <text:p>-0.657733293477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8134732861516">
                <text:p>-0.8134732861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889270358369854">
                <text:p>-0.8892703583698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03605401874626">
                <text:p>-1.036054018746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10678309848669">
                <text:p>-1.10678309848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24229556055662">
                <text:p>-1.242295560556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30684120798021">
                <text:p>-1.30684120798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42894535926561">
                <text:p>-1.42894535926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48628965095479">
                <text:p>-1.48628965095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59305983604839">
                <text:p>-1.59305983604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64229841826741">
                <text:p>-1.642298418267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77240715846243">
                <text:p>-1.77240715846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843726303177">
                <text:p>-1.843726303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87456397898378">
                <text:p>-1.874563978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92632513359532">
                <text:p>-1.926325133595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94715780574632">
                <text:p>-1.94715780574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97854466592598">
                <text:p>-1.97854466592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98904379073655">
                <text:p>-1.989043790736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99956136694969">
                <text:p>-1.999561366949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99956136694969">
                <text:p>-1.99956136694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98904379073655">
                <text:p>-1.989043790736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97854466592598">
                <text:p>-1.978544665925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94715780574632">
                <text:p>-1.94715780574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92632513359532">
                <text:p>-1.926325133595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87456397898378">
                <text:p>-1.87456397898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843726303177">
                <text:p>-1.8437263031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77240715846243">
                <text:p>-1.77240715846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64229841826741">
                <text:p>-1.64229841826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59305983604839">
                <text:p>-1.59305983604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48628965095479">
                <text:p>-1.486289650954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42894535926561">
                <text:p>-1.42894535926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30684120798021">
                <text:p>-1.30684120798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24229556055662">
                <text:p>-1.242295560556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10678309848669">
                <text:p>-1.106783098486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03605401874626">
                <text:p>-1.03605401874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963507348203432">
                <text:p>-0.963507348203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889270358369855">
                <text:p>-0.889270358369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813473286151602">
                <text:p>-0.8134732861516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657733293477168">
                <text:p>-0.6577332934771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578063593888944">
                <text:p>-0.5780635938889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41582338163552">
                <text:p>-0.415823381635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333537493432205">
                <text:p>-0.333537493432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167355686664632">
                <text:p>-0.167355686664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0837513074583999">
                <text:p>-0.083751307458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4.89858719658941E-016">
                <text:p>-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